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.442cm"/>
    </style:style>
    <style:style style:name="gr5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739cm"/>
    </style:style>
    <style:style style:name="P1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family="Courier" style:font-family-generic="modern" style:font-pitch="fixed"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0.653cm" svg:height="5.095cm" svg:x="1cm" svg:y="0.928cm">
          <draw:text-box>
            <text:p>Containers</text:p>
            <text:p><text:span text:style-name="T1"/></text:p>
            <text:p><text:span text:style-name="T1">Storage for variable amount of items.</text:span></text:p>
            <text:p><text:span text:style-name="T1"/></text:p>
            <text:p><text:span text:style-name="T2">a = new() //Create 1x1 container. Element type = pixel.</text:span></text:p>
            <text:p><text:span text:style-name="T2">b = new( 4 ) //Create 4x1 container. Element type = pixel.</text:span></text:p>
            <text:p><text:span text:style-name="T2">c = new( 4, 4 ) //Create 4x4 container. Element type = pixel.</text:span></text:p>
            <text:p><text:span text:style-name="T2">d = new( 4, 4, INT32 ) //Create 4x4 container. Element type = INT32.</text:span></text:p>
          </draw:text-box>
        </draw:frame>
        <draw:custom-shape draw:style-name="gr2" draw:text-style-name="P1" draw:layer="layout" svg:width="1.27cm" svg:height="1.27cm" svg:x="3.413cm" svg:y="7.477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3.413cm" svg:y="9.509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4.81cm" svg:y="9.509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6.207cm" svg:y="9.509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7.604cm" svg:y="9.509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3.413cm" svg:y="11.795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4.81cm" svg:y="11.795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6.207cm" svg:y="11.795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7.604cm" svg:y="11.795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3.413cm" svg:y="13.319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4.81cm" svg:y="13.319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6.207cm" svg:y="13.319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7.604cm" svg:y="13.319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3.413cm" svg:y="14.843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4.81cm" svg:y="14.843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6.207cm" svg:y="14.843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7.604cm" svg:y="14.843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3.413cm" svg:y="16.367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4.81cm" svg:y="16.367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6.207cm" svg:y="16.367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7.604cm" svg:y="16.367cm">
          <text:p text:style-name="P1">?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724cm" svg:x="1.508cm" svg:y="7.604cm">
          <draw:text-box>
            <text:p>a</text:p>
          </draw:text-box>
        </draw:frame>
        <draw:frame draw:style-name="gr3" draw:layer="layout" svg:width="0.853cm" svg:height="1.724cm" svg:x="1.508cm" svg:y="9.69cm">
          <draw:text-box>
            <text:p>b</text:p>
          </draw:text-box>
        </draw:frame>
        <draw:frame draw:style-name="gr4" draw:layer="layout" svg:width="0.942cm" svg:height="1.905cm" svg:x="1.465cm" svg:y="11.795cm">
          <draw:text-box>
            <text:p>c</text:p>
          </draw:text-box>
        </draw:frame>
        <draw:custom-shape draw:style-name="gr5" draw:text-style-name="P1" draw:layer="layout" svg:width="1.27cm" svg:height="1.27cm" svg:x="3.413cm" svg:y="18.526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4.81cm" svg:y="18.526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6.207cm" svg:y="18.526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7.604cm" svg:y="18.526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3.413cm" svg:y="20.05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4.81cm" svg:y="20.05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6.207cm" svg:y="20.05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7.604cm" svg:y="20.05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3.413cm" svg:y="21.574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4.81cm" svg:y="21.574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6.207cm" svg:y="21.574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7.604cm" svg:y="21.574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3.413cm" svg:y="23.098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4.81cm" svg:y="23.098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6.207cm" svg:y="23.098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7.604cm" svg:y="23.098cm">
          <text:p text:style-name="P1">?</text:p>
          <draw:enhanced-geometry svg:viewBox="0 0 21600 21600" draw:type="rectangle" draw:enhanced-path="M 0 0 L 21600 0 21600 21600 0 21600 0 0 Z N"/>
        </draw:custom-shape>
        <draw:frame draw:style-name="gr4" draw:layer="layout" svg:width="0.942cm" svg:height="1.905cm" svg:x="1.465cm" svg:y="18.526cm">
          <draw:text-box>
            <text:p>d</text:p>
          </draw:text-box>
        </draw:frame>
        <draw:frame draw:style-name="gr6" draw:layer="layout" svg:width="10.668cm" svg:height="16.842cm" svg:x="9.922cm" svg:y="7.604cm">
          <draw:text-box>
            <text:p>How to use them:</text:p>
            <text:p/>
            <text:p>1. Use <text:span text:style-name="T3">new</text:span> to create containers.</text:p>
            <text:p/>
            <text:p>They will be filled with garbage.</text:p>
            <text:p/>
            <text:p>2. Assign values:</text:p>
            <text:p/>
            <text:p><text:span text:style-name="T2">a[0] = 1</text:span></text:p>
            <text:p><text:span text:style-name="T2"/></text:p>
            <text:p><text:span text:style-name="T2">b[0] = 2</text:span></text:p>
            <text:p><text:span text:style-name="T2">b[1] = 3</text:span></text:p>
            <text:p><text:span text:style-name="T2">b[3] = 4</text:span></text:p>
            <text:p/>
            <text:p>3. Use the values:</text:p>
            <text:p/>
            <text:p><text:span text:style-name="T2">line(x[i], y[i], x[j], y[j], RED)</text:span></text:p>
            <text:p/>
            <text:p>4. Use <text:span text:style-name="T3">remove</text:span> to delete containers.</text:p>
            <text:p>You have a limited number of them,</text:p>
            <text:p>so make sure to delete ones you</text:p>
            <text:p>will no longer use.</text:p>
            <text:p/>
            <text:p><text:span text:style-name="T2">remove(a)</text:span></text:p>
            <text:p><text:span text:style-name="T2">remove(b) </text:span></text:p>
          </draw:text-box>
        </draw:frame>
        <draw:custom-shape draw:style-name="gr2" draw:text-style-name="P1" draw:layer="layout" svg:width="1.27cm" svg:height="1.27cm" svg:x="14.335cm" svg:y="13.19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4.335cm" svg:y="15.09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5.732cm" svg:y="15.09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7.129cm" svg:y="15.097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8.526cm" svg:y="15.097cm">
          <text:p text:style-name="P1">4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Marath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3T21:02:13</meta:creation-date>
    <dc:date>2013-06-23T21:23:12</dc:date>
    <meta:editing-duration>PT5M48S</meta:editing-duration>
    <meta:editing-cycles>1</meta:editing-cycles>
    <meta:document-statistic meta:object-count="48"/>
    <meta:generator>LibreOffice/4.0.3.3$Linux_X86_64 LibreOffice_project/0eaa50a932c8f2199a615e1eb30f7ac74279539</meta:generator>
  </office:meta>
</office:document-meta>
</file>